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25.391cm" fo:margin-left="-0.191cm" table:align="left" style:writing-mode="lr-tb"/>
    </style:style>
    <style:style style:name="Table1.A" style:family="table-column">
      <style:table-column-properties style:column-width="4.232cm"/>
    </style:style>
    <style:style style:name="Table1.1" style:family="table-row">
      <style:table-row-properties style:keep-together="true"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68.861cm" fo:margin-left="-0.191cm" table:align="left" style:writing-mode="lr-tb"/>
    </style:style>
    <style:style style:name="Table2.A" style:family="table-column">
      <style:table-column-properties style:column-width="25.112cm"/>
    </style:style>
    <style:style style:name="Table2.B" style:family="table-column">
      <style:table-column-properties style:column-width="3.029cm"/>
    </style:style>
    <style:style style:name="Table2.D" style:family="table-column">
      <style:table-column-properties style:column-width="3.03cm"/>
    </style:style>
    <style:style style:name="Table2.E" style:family="table-column">
      <style:table-column-properties style:column-width="28.141cm"/>
    </style:style>
    <style:style style:name="Table2.F" style:family="table-column">
      <style:table-column-properties style:column-width="28.143cm"/>
    </style:style>
    <style:style style:name="Table2.1" style:family="table-row">
      <style:table-row-properties style:keep-together="true"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Predeterminado">
      <style:paragraph-properties fo:text-align="justify" style:justify-single-word="false"/>
    </style:style>
    <style:style style:name="P2" style:family="paragraph" style:parent-style-name="Predeterminado">
      <style:paragraph-properties fo:margin-left="1.249cm" fo:margin-right="0cm" fo:text-align="justify" style:justify-single-word="false" fo:text-indent="0cm" style:auto-text-indent="false"/>
    </style:style>
    <style:style style:name="P3" style:family="paragraph" style:parent-style-name="Predeterminado">
      <style:paragraph-properties fo:margin-left="1.249cm" fo:margin-right="0cm" fo:text-align="justify" style:justify-single-word="false" fo:text-indent="-1.249cm" style:auto-text-indent="false"/>
    </style:style>
    <style:style style:name="P4" style:family="paragraph" style:parent-style-name="Predeterminado">
      <style:paragraph-properties fo:margin-top="0cm" fo:margin-bottom="0.353cm" style:line-height-at-least="0.487cm" fo:text-align="justify" style:justify-single-word="false"/>
    </style:style>
    <style:style style:name="P5" style:family="paragraph" style:parent-style-name="Predeterminado" style:master-page-name="Standard">
      <style:paragraph-properties fo:text-align="justify" style:justify-single-word="false" style:page-number="auto"/>
    </style:style>
    <style:style style:name="P6" style:family="paragraph" style:parent-style-name="List_20_Paragraph">
      <style:paragraph-properties fo:text-align="justify" style:justify-single-word="false"/>
    </style:style>
    <style:style style:name="P7" style:family="paragraph" style:parent-style-name="List_20_Paragraph" style:list-style-name="WWNum1">
      <style:paragraph-properties fo:text-align="justify" style:justify-single-word="false"/>
    </style:style>
    <style:style style:name="P8" style:family="paragraph" style:parent-style-name="List_20_Paragraph" style:list-style-name="WWNum2">
      <style:paragraph-properties fo:text-align="justify" style:justify-single-word="false"/>
    </style:style>
    <style:style style:name="T1" style:family="text">
      <style:text-properties style:font-name="Baskerville Old Face" fo:font-size="18pt" style:text-underline-style="solid" style:text-underline-width="auto" style:text-underline-color="font-color" fo:font-weight="bold" style:font-size-asian="18pt" style:font-weight-asian="bold" style:font-size-complex="18pt"/>
    </style:style>
    <style:style style:name="T2" style:family="text">
      <style:text-properties style:font-name="Baskerville Old Face" fo:font-size="18pt" fo:language="en" fo:country="US" style:text-underline-style="solid" style:text-underline-width="auto" style:text-underline-color="font-color" fo:font-weight="bold" style:font-size-asian="18pt" style:font-weight-asian="bold" style:font-size-complex="18pt"/>
    </style:style>
    <style:style style:name="T3" style:family="text">
      <style:text-properties style:font-name="Baskerville Old Face" fo:font-size="16pt" fo:font-weight="bold" style:font-size-asian="16pt" style:font-weight-asian="bold" style:font-size-complex="16pt"/>
    </style:style>
    <style:style style:name="T4" style:family="text">
      <style:text-properties style:font-name="Baskerville Old Face" fo:font-size="16pt" fo:language="en" fo:country="US" style:text-underline-style="solid" style:text-underline-width="auto" style:text-underline-color="font-color" fo:font-weight="bold" style:font-size-asian="16pt" style:font-weight-asian="bold" style:font-size-complex="16pt"/>
    </style:style>
    <style:style style:name="T5" style:family="text">
      <style:text-properties style:font-name="Baskerville Old Face" fo:font-size="16pt" fo:language="en" fo:country="US" fo:font-weight="bold" style:font-size-asian="16pt" style:font-weight-asian="bold" style:font-size-complex="16pt"/>
    </style:style>
    <style:style style:name="T6" style:family="text">
      <style:text-properties style:font-name="Baskerville Old Face" fo:font-size="16pt" style:text-underline-style="solid" style:text-underline-width="auto" style:text-underline-color="font-color" fo:font-weight="bold" style:font-size-asian="16pt" style:font-weight-asian="bold" style:font-size-complex="16pt"/>
    </style:style>
    <style:style style:name="T7" style:family="text">
      <style:text-properties style:font-name="Baskerville Old Face" fo:font-size="14pt" style:font-size-asian="14pt" style:font-size-complex="14pt"/>
    </style:style>
    <style:style style:name="T8" style:family="text">
      <style:text-properties style:font-name="Baskerville Old Face" fo:font-size="14pt" fo:language="en" fo:country="US" style:font-size-asian="14pt" style:font-size-complex="14pt"/>
    </style:style>
    <style:style style:name="T9" style:family="text">
      <style:text-properties style:font-name="Baskerville Old Face" fo:font-size="14pt" fo:font-weight="bold" style:font-size-asian="14pt" style:font-weight-asian="bold" style:font-size-complex="14pt"/>
    </style:style>
    <style:style style:name="T10" style:family="text">
      <style:text-properties style:font-name="Baskerville Old Face" fo:font-size="14pt" fo:language="es" fo:country="HN"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lase: StorageManager</text:span></text:p>
      <text:p text:style-name="P1"><text:span text:style-name="T3">Descripción: </text:span></text:p>
      <text:p text:style-name="P1"><text:span text:style-name="T7">El propósito principal de esta clase es proveernos el método para crear un archivo que contendrá el TableSpace de la base de datos.</text:span></text:p>
      <text:p text:style-name="P1"><text:span text:style-name="T3">Funciones:</text:span></text:p>
      <text:list xml:id="list757383598" text:style-name="WWNum1">
        <text:list-item>
          <text:p text:style-name="P7"><text:span text:style-name="T7">void createTableSpace(const char* nombreBD, const char* version, const char* clave, unsigned int cantBloques);</text:span></text:p>
        </text:list-item>
      </text:list>
      <text:p text:style-name="P2"><text:span text:style-name="T7">nombreBD = recibe el nombre de la base de datos ejemplo: MyOracleDB.</text:span></text:p>
      <text:p text:style-name="P2"><text:span text:style-name="T7">versión = recibe una cadena para la versión de la Base de Datos, ejemplo: 1.0.</text:span></text:p>
      <text:p text:style-name="P1"><text:span text:style-name="T7"><text:tab/>clave = recibe una cadena para la clave o password de la Base de Datos.</text:span></text:p>
      <text:p text:style-name="P2"><text:span text:style-name="T7">cantBloques = recibe la cantidad de bloques que va contener el TableSpace, tomando en cuenta que cada bloque tiene un tamaño por default de 4096 bytes (4 kb).</text:span></text:p>
      <text:p text:style-name="P2"><text:span text:style-name="T7">*Esta función produce un archivo ubicado en la carpeta donde está el proyecto, ejemplo: /home/mairen/Documentos/TeoriadeBasedeDatosII_StorageManager/StorageManager</text:span></text:p>
      <text:p text:style-name="P1"><text:span text:style-name="T7"><text:tab/>Cuyo nombre es “tablespace.dat”.</text:span></text:p>
      <text:p text:style-name="P2"><text:span text:style-name="T7">*Al inicio la lista de libres del TableSpace está formada por todos los bloques.</text:span></text:p>
      <text:list xml:id="list785488950" text:continue-numbering="true" text:style-name="WWNum1">
        <text:list-item>
          <text:p text:style-name="P7"><text:span text:style-name="T7">void createTable(const char* nombreTabla, unsigned int cant_campos, InfoMDC *campos);</text:span></text:p>
        </text:list-item>
      </text:list>
      <text:p text:style-name="P2"><text:span text:style-name="T7">nombreTabla = corresponde al nombre de la tabla, con un máximo de 50 caracteres.</text:span></text:p>
      <text:p text:style-name="P2"><text:span text:style-name="T7">cant_campos = corresponde al número de campos que tiene el arreglo que se incorporaran a la tabla.</text:span></text:p>
      <text:p text:style-name="P2"><text:span text:style-name="T7">campos = corresponde al arreglo de objetos de la clase InfoMDC, es decir los campos que pasaran a formar parte de la tabla.</text:spa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2">Clase: Block</text:span></text:p>
      <text:p text:style-name="P1"><text:span text:style-name="T8"><text:tab/>Header header</text:span></text:p>
      <text:p text:style-name="P3"><text:span text:style-name="T8"><text:s text:c="4"/><text:tab/>Block(unsigned int blockID, unsigned int ant, unsigned int sig, const char *type)</text:span></text:p>
      <text:p text:style-name="P3"><text:span text:style-name="T8"><text:tab/>virtual void escribir()</text:span></text:p>
      <text:p text:style-name="P3"><text:span text:style-name="T8"><text:tab/>virtual unsigned int getEspacioDisponible()</text:span></text:p>
      <text:p text:style-name="P1"><text:span text:style-name="T3">Descripción: </text:span></text:p>
      <text:p text:style-name="P1"><text:span text:style-name="T7">Esta clase instancia a un bloque vacío con su Header, en el constructor recibe de parámetro los atributos de la Clase Header, por lo tanto la clase Block tiene un atributo header de la Clase Header.</text:span></text:p>
      <text:p text:style-name="P1"><text:span text:style-name="T3">Funciones:</text:span></text:p>
      <text:list xml:id="list772821426" text:continue-numbering="true" text:style-name="WWNum1">
        <text:list-item>
          <text:p text:style-name="P7"><text:span text:style-name="T7">void escribir();</text:span></text:p>
        </text:list-item>
      </text:list>
      <text:p text:style-name="P2"><text:span text:style-name="T7">Esta función escribe el bloque en el archivo, es decir solo la información que tenga el objeto de la clase que herede de Block al momento de llamar a la misma función. </text:span></text:p>
      <text:list xml:id="list620014790" text:continue-numbering="true" text:style-name="WWNum1">
        <text:list-item>
          <text:p text:style-name="P7"><text:span text:style-name="T7">unsigned int getEspacioDisponible();</text:span></text:p>
        </text:list-item>
      </text:list>
      <text:p text:style-name="P2"><text:span text:style-name="T7">Esta function devuelve el espacio disponible que contiene un bloque.</text:span></text:p>
      <text:p text:style-name="Predeterminado"><text:span text:style-name="T4">Clase: Header</text:span><text:span text:style-name="T8"><text:line-break/><text:tab/></text:span><text:bookmark-start text:name="__DdeLink__52_413993362"/><text:span text:style-name="T8">unsigned</text:span><text:bookmark-end text:name="__DdeLink__52_413993362"/><text:span text:style-name="T8"> int blockID<text:line-break/><text:tab/>unsigned int sig<text:line-break/><text:tab/>unsigned int ant<text:line-break/><text:tab/>char type[4]</text:span></text:p>
      <text:p text:style-name="P1"><text:span text:style-name="T9">Descripción: </text:span></text:p>
      <text:p text:style-name="P1"><text:span text:style-name="T7">El blockID representa la ubicación del bloque en el disco como si el disco fuera un arreglo de bloques de 4096 bytes. Debido a lo anterior los atributos <text:s/>sig y ant nos permiten tratar este arreglo de </text:span><text:soft-page-break/><text:span text:style-name="T7">bloques como una lista doblemente enlazada para una mejor manipulación.</text:span></text:p>
      <text:p text:style-name="P1"><text:span text:style-name="T7">El atributo type tendrá el siguiente dominio <text:tab/>de datos: </text:span></text:p>
      <text:p text:style-name="P1"><text:span text:style-name="T8">SB=System Block</text:span></text:p>
      <text:p text:style-name="P1"><text:span text:style-name="T8">BB=Blank Block</text:span></text:p>
      <text:p text:style-name="P1"><text:bookmark-start text:name="__DdeLink__1126_182676312"/><text:span text:style-name="T7">MDB</text:span><text:bookmark-end text:name="__DdeLink__1126_182676312"/><text:span text:style-name="T7">=Metadata Block</text:span></text:p>
      <text:p text:style-name="P1"><text:span text:style-name="T7">MDCB=Continuación de Metadata Block</text:span></text:p>
      <text:p text:style-name="P1"><text:span text:style-name="T7">D<text:tab/>B=Data Block</text:span></text:p>
      <text:p text:style-name="P1"><text:span text:style-name="T7">VB=Varchar Block</text:span></text:p>
      <text:p text:style-name="P1"><text:span text:style-name="T7">*Para cada uno de los atributos anteriores de la clase Header, la clase Block contiene los sets y gets de dichos atributos en disco, el atributo header de la clase Header es publico por lo que se puede acceder fácilmente en memoria así como los atributos internos de la clase Header.</text:span></text:p>
      <text:p text:style-name="P1"><text:span text:style-name="T7">*Los sets y gets para todas las clases tienen el siguiente formato:</text:span></text:p>
      <text:p text:style-name="P1"><text:span text:style-name="T7">getFinal_MDCont</text:span></text:p>
      <text:p text:style-name="P1"><text:span text:style-name="T7">setPrimerLibre</text:span></text:p>
      <text:p text:style-name="P1"><text:span text:style-name="T7">La primera letra del nombre del atributo va en mayuscula las demas como estan definididas en el nombre de dicho atributo.</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Clase: SystemBlock hereda de la clase Block</text:span></text:p>
      <text:p text:style-name="P1"><text:span text:style-name="T7"><text:tab/>InfoSB info</text:span></text:p>
      <text:p text:style-name="P1"><text:span text:style-name="T7"><text:tab/>SystemBlock()</text:span></text:p>
      <text:p text:style-name="P1"><text:span text:style-name="T3">Descripción: </text:span></text:p>
      <text:p text:style-name="P1"><text:span text:style-name="T7">Esta clase nos permite instanciar el bloque de sistema correspondiente al archivo del tablespace de la base de datos, como se explica en la sección de la clase StorageManager.</text:span></text:p>
      <text:p text:style-name="P1"><text:span text:style-name="T7">El constructor de esta clase hala del disco la información correspondiente al bloque de sistema en el atributo info así como el Header de este bloque en particular.</text:span></text:p>
      <text:p text:style-name="P1"><text:soft-page-break/><text:span text:style-name="T3">Funciones:</text:span></text:p>
      <text:list xml:id="list1401877773" text:continue-numbering="true" text:style-name="WWNum1">
        <text:list-item>
          <text:p text:style-name="P7"><text:span text:style-name="T7">unsigned int getPrimerLibre();</text:span></text:p>
        </text:list-item>
      </text:list>
      <text:p text:style-name="P2"><text:span text:style-name="T7">Esta función corresponde al get del atributo primer libre de la clase InfoSB para la cual la clase SystemBlock contiene un atributo de dicha clase.</text:span></text:p>
      <text:list xml:id="list66297579" text:continue-numbering="true" text:style-name="WWNum1">
        <text:list-item>
          <text:p text:style-name="P7"><text:span text:style-name="T7">void actualizarPrimerLibre();</text:span></text:p>
        </text:list-item>
      </text:list>
      <text:p text:style-name="P2"><text:span text:style-name="T7">Después de haber utilizado la función getPrimerLibre es necesario llamar a la función actualizarPrimerLibre debido a que dicha función nos ayudara a actualizar la lista de libres por lo tanto esta función acomodara aquellos bloques que se vean afectados en el proceso de elegir el bloque libre que se pidió anteriormente.</text:span></text:p>
      <text:p text:style-name="P1"><text:span text:style-name="T6">Clase: InfoSB</text:span></text:p>
      <text:p text:style-name="P1"><text:span text:style-name="T7"><text:tab/>char nombreBD[32]</text:span></text:p>
      <text:p text:style-name="P1"><text:span text:style-name="T7"><text:s text:c="4"/><text:tab/>char version[8]</text:span></text:p>
      <text:p text:style-name="P1"><text:span text:style-name="T7"><text:s text:c="4"/><text:tab/></text:span><text:span text:style-name="T8">char clave[16]</text:span></text:p>
      <text:p text:style-name="P1"><text:span text:style-name="T8"><text:s text:c="4"/><text:tab/>unsigned int primerBMD</text:span></text:p>
      <text:p text:style-name="P1"><text:span text:style-name="T8"><text:s text:c="4"/><text:tab/>unsigned int ultimoBMD</text:span></text:p>
      <text:p text:style-name="P1"><text:span text:style-name="T8"><text:s text:c="4"/><text:tab/></text:span><text:span text:style-name="T7">unsigned int primerLibre</text:span></text:p>
      <text:p text:style-name="P1"><text:span text:style-name="T9">Descripcion:</text:span></text:p>
      <text:p text:style-name="P1"><text:span text:style-name="T7">nombreBD coincide con el parámetro nombreBD de la función createTableSpace de la clase StorageManager asi como versión y clave.</text:span></text:p>
      <text:p text:style-name="P1"><text:span text:style-name="T7">primerBMD corresponde al blockID del primer bloque de Metadata es decir la primera tabla en crearse</text:span></text:p>
      <text:p text:style-name="P1"><text:span text:style-name="T7">ultimoBMD corresponde al blockID del último bloque de Metadata.</text:span></text:p>
      <text:p text:style-name="P1"><text:span text:style-name="T7">primerLibre corresponde al blockID del primer boque libre de la lista de libres.</text:span></text:p>
      <text:p text:style-name="P1"><text:span text:style-name="T7">*Para cada uno de los atributos anteriores de la clase InfoSB, la clase SystemBlock contiene los sets y gets de dichos atributos en disco, el atributo info de la clase InfoSB es publico por lo que se puede acceder fácilmente en memoria así como los atributos internos de la clase InfoSB.</text:span></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text:span text:style-name="T1">Clase: Metadata hereda de la clase Block</text:span></text:p>
      <text:p text:style-name="P1"><text:span text:style-name="T7"><text:tab/></text:span><text:span text:style-name="T8">Metadata(</text:span><text:bookmark-start text:name="__DdeLink__1124_182676312"/><text:span text:style-name="T8">unsigned int blockID, char* nombreTabla, unsigned int cant_campos</text:span><text:bookmark-end text:name="__DdeLink__1124_182676312"/><text:span text:style-name="T8">):</text:span></text:p>
      <text:p text:style-name="P2"><text:span text:style-name="T7">Este constructor nos permite mantener un bloque de metadata en memoria para luego escribirse.</text:span></text:p>
      <text:p text:style-name="P1"><text:span text:style-name="T7"><text:tab/>Metadata(unsigned int </text:span><text:bookmark-start text:name="__DdeLink__1128_182676312"/><text:span text:style-name="T7">blockID</text:span><text:bookmark-end text:name="__DdeLink__1128_182676312"/><text:span text:style-name="T7">):</text:span></text:p>
      <text:p text:style-name="P2"><text:span text:style-name="T7">Este constructor lee del archivo y carga en memoria los atributos correspondientes al bloque con dicho ID. <text:s text:c="4"/></text:span></text:p>
      <text:p text:style-name="P1"><text:span text:style-name="T7"><text:tab/>InfoMD info</text:span></text:p>
      <text:p text:style-name="P1"><text:span text:style-name="T3">Funciones:</text:span></text:p>
      <text:list xml:id="list1577820998" text:continue-numbering="true" text:style-name="WWNum1">
        <text:list-item>
          <text:p text:style-name="P7"><text:bookmark text:name="__DdeLink__1134_182676312"/><text:bookmark text:name="__DdeLink__1132_182676312"/><text:span text:style-name="T7">unsigned int getFreeSpace(unsigned int espacio);</text:span></text:p>
        </text:list-item>
      </text:list>
      <text:p text:style-name="P2"><text:span text:style-name="T7">Esta función devuelve el blockID de un bloque de datos con el espacio que se especifica de parámetro en caso que no existiese un bloque de datos con espacio retorna 0.</text:span></text:p>
      <text:list xml:id="list1513084360" text:continue-numbering="true" text:style-name="WWNum1">
        <text:list-item>
          <text:p text:style-name="P7"><text:bookmark text:name="__DdeLink__1136_182676312"/><text:span text:style-name="T8">InfoMDC readCampo(unsigned int index);</text:span></text:p>
        </text:list-item>
      </text:list>
      <text:p text:style-name="P2"><text:span text:style-name="T7">Devuelve el campo de una tabla correspondiente al index de parámetro, es decir una función específica para un determinado bloque de Metadata.</text:span></text:p>
      <text:p text:style-name="P1"><text:span text:style-name="T3"><text:tab/></text:span><text:span text:style-name="T6">Clase: InfoMDC</text:span></text:p>
      <text:p text:style-name="P1"><text:span text:style-name="T7"><text:s text:c="4"/><text:tab/><text:tab/>unsigned short tipo_campo</text:span></text:p>
      <text:p text:style-name="P1"><text:span text:style-name="T7"><text:s text:c="4"/><text:tab/><text:tab/>char nombre_campo[30]</text:span></text:p>
      <text:p text:style-name="P1"><text:span text:style-name="T7"><text:s text:c="4"/><text:tab/><text:tab/></text:span><text:span text:style-name="T8">unsigned int escala</text:span></text:p>
      <text:p text:style-name="P1"><text:span text:style-name="T8"><text:s text:c="4"/><text:tab/><text:tab/>unsigned int precision</text:span></text:p>
      <text:p text:style-name="P1"><text:span text:style-name="T8"><text:s text:c="4"/><text:tab/><text:tab/>bool nulls</text:span></text:p>
      <text:p text:style-name="P1"><text:span text:style-name="T8"><text:s text:c="4"/><text:tab/><text:tab/>bool PK</text:span></text:p>
      <text:p text:style-name="P1"><text:span text:style-name="T8"><text:s text:c="4"/><text:tab/><text:tab/>char DEFAULT[30]</text:span></text:p>
      <text:p text:style-name="P1"><text:span text:style-name="T8"><text:tab/><text:tab/></text:span><text:span text:style-name="T7">unsigned int inicio_varchar (Ignorado por el QA)</text:span></text:p>
      <text:p text:style-name="P1"><text:span text:style-name="T7"><text:tab/><text:tab/></text:span><text:bookmark-start text:name="__DdeLink__1118_182676312"/><text:span text:style-name="T7">unsigned int final_varchar </text:span><text:bookmark-end text:name="__DdeLink__1118_182676312"/><text:span text:style-name="T7">(Ignorado por el QA)</text:span></text:p>
      <text:p text:style-name="P1"><text:span text:style-name="T7"><text:tab/>El tipo_campo corresponde a una enumeración:</text:span></text:p>
      <text:list xml:id="list583897197" text:style-name="WWNum2">
        <text:list-item>
          <text:p text:style-name="P8"><text:span text:style-name="T7">Int</text:span></text:p>
        </text:list-item>
        <text:list-item>
          <text:p text:style-name="P8"><text:span text:style-name="T7">Doble</text:span></text:p>
        </text:list-item>
        <text:list-item>
          <text:p text:style-name="P8"><text:span text:style-name="T7">Char</text:span></text:p>
        </text:list-item>
        <text:list-item>
          <text:p text:style-name="P8"><text:span text:style-name="T7">Varchar</text:span></text:p>
        </text:list-item>
        <text:list-item>
          <text:p text:style-name="P8"><text:soft-page-break/><text:span text:style-name="T7">Bool <text:s text:c="2"/></text:span></text:p>
        </text:list-item>
      </text:list>
      <text:p text:style-name="P1"><text:span text:style-name="T6">Clase: InfoMD</text:span></text:p>
      <text:p text:style-name="P1"><text:span text:style-name="T7"><text:s text:c="4"/><text:tab/>char nombreTabla[50]</text:span></text:p>
      <text:p text:style-name="P1"><text:span text:style-name="T7"><text:tab/>unsigned int cant_camposBloque</text:span></text:p>
      <text:p text:style-name="P1"><text:span text:style-name="T7"><text:s text:c="4"/><text:tab/>unsigned int cant_campos</text:span></text:p>
      <text:p text:style-name="P1"><text:span text:style-name="T7"><text:s text:c="4"/><text:tab/></text:span><text:span text:style-name="T8">unsigned int inicio_MDCont</text:span></text:p>
      <text:p text:style-name="P1"><text:span text:style-name="T8"><text:s text:c="8"/>unsigned int final_MDCont</text:span></text:p>
      <text:p text:style-name="P1"><text:span text:style-name="T8"><text:s text:c="4"/><text:tab/>unsigned int </text:span><text:bookmark text:name="__DdeLink__1120_182676312"/><text:span text:style-name="T8">inicio_BD</text:span></text:p>
      <text:p text:style-name="P1"><text:span text:style-name="T8"><text:s text:c="4"/><text:tab/></text:span><text:span text:style-name="T7">unsigned int </text:span><text:bookmark text:name="__DdeLink__1122_182676312"/><text:span text:style-name="T7">final_BD</text:span></text:p>
      <text:p text:style-name="P1"><text:span text:style-name="T9">Descripción:</text:span></text:p>
      <text:p text:style-name="P1"><text:span text:style-name="T7">nombreTabla contiene el nombre de la tabla correspondiente al bloque de metadata.</text:span></text:p>
      <text:p text:style-name="P1"><text:span text:style-name="T7">cant_campos es equivalente a la cantidad total de campos de una tabla, es decir que incluye la cantidad de campos que contienen los bloques de continuación de metadata si este es el caso.</text:span></text:p>
      <text:p text:style-name="P1"><text:span text:style-name="T7">cont_MD corresponde al blockID del primer bloque de continuación de metadata si no existe es igual a 0.</text:span></text:p>
      <text:p text:style-name="P1"><text:span text:style-name="T7">inicio_BD corresponde al blockID del primer bloque de datos de una tabla sino existe es igual a 0.</text:span></text:p>
      <text:p text:style-name="P1"><text:span text:style-name="T7">final_BD corresponde al blockID del último bloque de datos de una tabla sino existe es igual a 0.</text:span></text:p>
      <text:p text:style-name="P1"><text:span text:style-name="T7">*Para cada uno de los atributos anteriores de la clase InfoMD, la clase Metadata contiene los sets y gets de dichos atributos en disco, el atributo info de la clase InfoMD es publico por lo que se puede acceder fácilmente en memoria así como los atributos internos de la clase InfoMD en el caso de que se instancia un bloque de Metadata con el primer constructor por si se requiere algún cambio en los atribut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text:span text:style-name="T1">Clase: </text:span><text:bookmark-start text:name="__DdeLink__854_1111294998"/><text:span text:style-name="T1">MetadataContin</text:span><text:bookmark-end text:name="__DdeLink__854_1111294998"/><text:span text:style-name="T1">uo hereda de la clase Block<text:tab/> <text:s text:c="3"/></text:span></text:p>
      <text:p text:style-name="P1"><text:span text:style-name="T7"><text:tab/></text:span><text:span text:style-name="T8">MetadataContinuo(unsigned int blockID, unsigned int <text:tab/>blockIDMD): </text:span></text:p>
      <text:p text:style-name="P1"><text:span text:style-name="T7"><text:tab/>Este constructor nos permite mantener un bloque de <text:tab/>metadata en memoria para luego escribirse.</text:span></text:p>
      <text:p text:style-name="P1"><text:span text:style-name="T7"><text:tab/>MetadataContinuo(unsigned int blockID):</text:span></text:p>
      <text:p text:style-name="P2"><text:span text:style-name="T7">Este constructor lee del archivo y carga en memoria los atributos correspondientes al bloque con dicho ID.</text:span></text:p>
      <text:p text:style-name="P1"><text:span text:style-name="T7"><text:tab/>InfoMDC info</text:span></text:p>
      <text:p text:style-name="P1"><text:span text:style-name="T3">Funciones:</text:span></text:p>
      <text:list xml:id="list529091672" text:continue-list="list1513084360" text:style-name="WWNum1">
        <text:list-item>
          <text:p text:style-name="P7"><text:span text:style-name="T8">InfoMDC readCampo(unsigned int index);</text:span></text:p>
        </text:list-item>
      </text:list>
      <text:p text:style-name="P2"><text:span text:style-name="T7">Devuelve el campo del bloque de MetadaContinuo correspondiente al index de parámetro, es decir una función específica para ese bloque o en otras palabras no considera los demás bloques de MetadataContinuo que puedan existir.</text:span></text:p>
      <text:p text:style-name="P1"><text:span text:style-name="T4">Clase: </text:span><text:bookmark text:name="__DdeLink__852_1111294998"/><text:span text:style-name="T4">InfoCMD</text:span></text:p>
      <text:p text:style-name="P1"><text:span text:style-name="T8"><text:s text:c="4"/><text:tab/>unsigned int cant_campos</text:span></text:p>
      <text:p text:style-name="P1"><text:span text:style-name="T8"><text:tab/>unsigned int blockIDMD</text:span></text:p>
      <text:p text:style-name="P1"><text:span text:style-name="T9">Descripcion:</text:span></text:p>
      <text:p text:style-name="P1"><text:span text:style-name="T7">cant_campos es equivalente a la cantidad de campos que contiene un bloque de MetadataContinuo.</text:span></text:p>
      <text:p text:style-name="P1"><text:span text:style-name="T7">blockIDMD es equivalente al blockID del bloque de Metadata al que corresponde un determinado bloque de MetadaContinuo</text:span></text:p>
      <text:p text:style-name="P1"><text:span text:style-name="T7">*Para cada uno de los atributos anteriores de la clase InfoCMD, la clase MetadataContinuo contiene los sets y gets de dichos atributos </text:span><text:bookmark text:name="__DdeLink__369_347261089"/><text:span text:style-name="T7">en disco, el atributo info de la clase InfoCMD es publico por lo que se puede acceder fácilmente en memoria así como los atributos internos de la clase InfoCMD en el caso de que se instancia un bloque de MetadataContinuo con el primer constructor por si se requiere algún cambio en los atributos.</text:span></text:p>
      <text:p text:style-name="P1"/>
      <text:p text:style-name="P1"><text:span text:style-name="T1">Clase: Data hereda de la clase Block</text:span></text:p>
      <text:p text:style-name="P1"><text:span text:style-name="T7"><text:tab/></text:span><text:span text:style-name="T8">Data(unsigned int blockID, unsigned int blockIDMD):</text:span></text:p>
      <text:p text:style-name="P2"><text:bookmark text:name="__DdeLink__376_1540727615"/><text:soft-page-break/><text:span text:style-name="T7">Este constructor nos permite mantener un bloque de data en memoria para luego escribirse.</text:span></text:p>
      <text:p text:style-name="P1"><text:span text:style-name="T7"><text:tab/>Data(unsigned int blockID):</text:span></text:p>
      <text:p text:style-name="P2"><text:span text:style-name="T7">Este constructor lee del archivo y carga en memoria los atributos correspondientes al bloque con dicho ID. </text:span></text:p>
      <text:p text:style-name="P1"><text:span text:style-name="T7"><text:tab/>InfoD info</text:span></text:p>
      <text:p text:style-name="P1"><text:span text:style-name="T3">Funciones:</text:span></text:p>
      <text:list xml:id="list321698900" text:continue-numbering="true" text:style-name="WWNum1">
        <text:list-item>
          <text:p text:style-name="P7"><text:span text:style-name="T7">void insertRecord(InfoReg reg);</text:span></text:p>
        </text:list-item>
      </text:list>
      <text:p text:style-name="P2"><text:span text:style-name="T7">Inserta el parámetro reg como un registro en el bloque de data. La parte de la definición de un registro se encuentra al final de este documento.</text:span></text:p>
      <text:list xml:id="list627782945" text:continue-numbering="true" text:style-name="WWNum1">
        <text:list-item>
          <text:p text:style-name="P7"><text:span text:style-name="T7">InfoReg selectRecord(unsigned int index);</text:span></text:p>
        </text:list-item>
      </text:list>
      <text:p text:style-name="P6"><text:span text:style-name="T10">Retorna el registro correspondiente al index en ese bloque de datos solo considera los registros activos.</text:span></text:p>
      <text:list xml:id="list519654780" text:continue-numbering="true" text:style-name="WWNum1">
        <text:list-item>
          <text:p text:style-name="P7"><text:span text:style-name="T7">void updateRecor</text:span><text:span text:style-name="T8">d(InfoReg reg, unsigned int index);</text:span></text:p>
        </text:list-item>
      </text:list>
      <text:p text:style-name="P6"><text:span text:style-name="T10">Actualiza el registro correspondiente al index en ese bloque de datos.</text:span></text:p>
      <text:list xml:id="list305013461" text:continue-numbering="true" text:style-name="WWNum1">
        <text:list-item>
          <text:p text:style-name="P7"><text:span text:style-name="T8">void deleteRecord(unsigned int index);</text:span></text:p>
        </text:list-item>
      </text:list>
      <text:p text:style-name="P6"><text:bookmark text:name="_GoBack"/><text:span text:style-name="T10">Elimina el registro correspondiente al index en ese bloque de datos.</text:span></text:p>
      <text:p text:style-name="P1"><text:span text:style-name="T4">Clase: InfoD</text:span></text:p>
      <text:p text:style-name="P1"><text:span text:style-name="T8"><text:s text:c="4"/><text:tab/>unsigned int blockIDMD</text:span></text:p>
      <text:p text:style-name="P1"><text:span text:style-name="T8"><text:s text:c="4"/><text:tab/>unsigned int cantRegFisicos</text:span></text:p>
      <text:p text:style-name="P1"><text:span text:style-name="T8"><text:s text:c="3"/><text:tab/></text:span><text:span text:style-name="T7">unsigned int cantRegActivos</text:span></text:p>
      <text:p text:style-name="P1"><text:span text:style-name="T9">Descripción:</text:span></text:p>
      <text:p text:style-name="P1"><text:span text:style-name="T7">blockIDMD es el blockID del bloque de Metadata al cual esta enlazado dicho bloque de data.</text:span></text:p>
      <text:p text:style-name="P1"><text:span text:style-name="T7">cantRegFisicos es la cantidad de registros que contiene un bloque de data contando los que están marcados como eliminados.</text:span></text:p>
      <text:p text:style-name="P1"><text:span text:style-name="T7">Cant RegActivos es la cantidad de registros que contiene un bloque de data sin contar los que están marcados como eliminados.</text:span></text:p>
      <text:p text:style-name="P1"><text:span text:style-name="T7">*Para cada uno de los atributos anteriores de la clase InfoD, la clase Data contiene los sets y gets de dichos atributos en disco, el atributo info de la clase InfoD es publico por lo que se puede acceder fácilmente en memoria así como los atributos internos de la clase InfoD en el caso de que se instancia un bloque de Data con el primer constructor por si se requiere algún cambio en los atributos.</text:span></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redeterminado"><text:span text:style-name="T2">Clase: InfoReg</text:span></text:p>
      <text:p text:style-name="Predeterminado"><text:bookmark-start text:name="__DdeLink__52_4139933621"/><text:span text:style-name="T8"><text:tab/>unsigned</text:span><text:bookmark-end text:name="__DdeLink__52_4139933621"/><text:span text:style-name="T8"> short nulos</text:span></text:p>
      <text:p text:style-name="Predeterminado"><text:span text:style-name="T8"><text:tab/>unsigned int tam</text:span></text:p>
      <text:p text:style-name="Predeterminado"><text:span text:style-name="T8"><text:tab/>bool tombstone</text:span></text:p>
      <text:p text:style-name="Predeterminado"><text:span text:style-name="T8"><text:tab/>unsigned char* contentReg;</text:span></text:p>
      <text:p text:style-name="P1"><text:span text:style-name="T5">Descripción: </text:span></text:p>
      <text:p text:style-name="P1"><text:span text:style-name="T7">nulos es un mapa de bits que indica que campos son nulos y cuáles no por lo que una tabla no puede guardar más de 16 campos.</text:span></text:p>
      <text:p text:style-name="P1"><text:span text:style-name="T7">tam es el tamaño del arreglo de “bytes” contentReg.</text:span></text:p>
      <text:p text:style-name="P1"><text:span text:style-name="T7">tombstone es un booleano ( true = Activo, False = InActivo)</text:span></text:p>
      <text:p text:style-name="P1"><text:span text:style-name="T7">contentReg se recibe de parámetro en el siguiente formato para la funcion insert y update de la clase de bloque de Data: </text:span></text:p>
      <table:table table:name="Table1" table:style-name="Table1">
        <table:table-column table:style-name="Table1.A" table:number-columns-repeated="5"/>
        <table:table-row table:style-name="Table1.1">
          <table:table-cell table:style-name="Table1.A1" office:value-type="string">
            <text:p text:style-name="P4"><text:span text:style-name="T7">Cod</text:span></text:p>
          </table:table-cell>
          <table:table-cell table:style-name="Table1.A1" office:value-type="string">
            <text:p text:style-name="P4"><text:span text:style-name="T7">Nombre</text:span></text:p>
          </table:table-cell>
          <table:table-cell table:style-name="Table1.A1" office:value-type="string">
            <text:p text:style-name="P4"><text:span text:style-name="T7">Edad</text:span></text:p>
          </table:table-cell>
          <table:table-cell table:style-name="Table1.A1" office:value-type="string">
            <text:p text:style-name="P4"><text:span text:style-name="T7">Direccion</text:span></text:p>
          </table:table-cell>
        </table:table-row>
        <table:table-row table:style-name="Table1.1">
          <table:table-cell table:style-name="Table1.A1" office:value-type="string">
            <text:p text:style-name="P4"><text:span text:style-name="T7">1x</text:span></text:p>
          </table:table-cell>
          <table:table-cell table:style-name="Table1.A1" office:value-type="string">
            <text:p text:style-name="P4"><text:span text:style-name="T7">5</text:span></text:p>
          </table:table-cell>
          <table:table-cell table:style-name="Table1.A1" office:value-type="string">
            <text:p text:style-name="P4"><text:span text:style-name="T7">Maria</text:span></text:p>
          </table:table-cell>
          <table:table-cell table:style-name="Table1.A1" office:value-type="string">
            <text:p text:style-name="P4"><text:span text:style-name="T7">27</text:span></text:p>
          </table:table-cell>
          <table:table-cell table:style-name="Table1.A1" office:value-type="string">
            <text:p text:style-name="P4"><text:span text:style-name="T7">57</text:span></text:p>
          </table:table-cell>
          <table:table-cell table:style-name="Table1.A1" table:number-columns-spanned="0" office:value-type="string">
            <text:p text:style-name="P4"><text:span text:style-name="T7">Los Castaños</text:span></text:p>
          </table:table-cell>
        </table:table-row>
        <table:table-row table:style-name="Table1.1">
          <table:table-cell table:style-name="Table1.A1" office:value-type="string">
            <text:p text:style-name="P4"><text:span text:style-name="T7">Int</text:span></text:p>
          </table:table-cell>
          <table:table-cell table:style-name="Table1.A1" office:value-type="string">
            <text:p text:style-name="P4"><text:span text:style-name="T7">Varchar</text:span></text:p>
          </table:table-cell>
          <table:table-cell table:style-name="Table1.A1" office:value-type="string">
            <text:p text:style-name="P4"><text:span text:style-name="T7">Int</text:span></text:p>
          </table:table-cell>
          <table:table-cell table:style-name="Table1.A1" office:value-type="string">
            <text:p text:style-name="P4"><text:span text:style-name="T7">Varchar</text:span></text:p>
          </table:table-cell>
        </table:table-row>
      </table:table>
      <text:p text:style-name="P1"><text:span text:style-name="T7">Con lo anterior se puede observar que a los campos de tipo varchar se les pre-concatena el size en un byte.</text:span></text:p>
      <text:p text:style-name="P1"><text:span text:style-name="T7">*Para cada uno de los atributos anteriores de la clase InfoReg esta misma contiene los sets y gets de dichos atributos en memoria.</text:span></text:p>
      <text:p text:style-name="P1"><text:span text:style-name="T7">En el caso de los varchars se manejara un nuevo tipo de bloque que contendrá varchars correspondientes a un campo de un registro de una tabla por lo que siguiendo con el ejemplo anterior este será transformado a:</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ext:soft-page-break/>
        <table:table-row table:style-name="Table2.1">
          <table:table-cell table:style-name="Table2.A1" table:number-columns-spanned="2" office:value-type="string">
            <text:p text:style-name="P1"><text:span text:style-name="T7">1</text:span></text:p>
          </table:table-cell>
          <table:covered-table-cell/>
          <table:table-cell table:style-name="Table2.A1" table:number-columns-spanned="2" office:value-type="string">
            <text:p text:style-name="P1"><text:span text:style-name="T7">BIDV</text:span></text:p>
          </table:table-cell>
          <table:covered-table-cell/>
          <table:table-cell table:style-name="Table2.A1" office:value-type="string">
            <text:p text:style-name="P1"><text:span text:style-name="T7">Index</text:span></text:p>
          </table:table-cell>
          <table:table-cell table:style-name="Table2.A1" office:value-type="string">
            <text:p text:style-name="P1"><text:span text:style-name="T7">27</text:span></text:p>
          </table:table-cell>
          <table:table-cell table:style-name="Table2.A1" office:value-type="string">
            <text:p text:style-name="P1"><text:span text:style-name="T7">BIDV</text:span></text:p>
          </table:table-cell>
          <table:table-cell table:style-name="Table2.A1" table:number-columns-spanned="65535" office:value-type="string">
            <text:p text:style-name="P1"><text:span text:style-name="T7">Index</text:span></text:p>
          </table:table-cell>
        </table:table-row>
      </table:table>
      <text:p text:style-name="P1"><text:span text:style-name="T7">Este proceso será previamente a insertar o actualizar el registro.</text:span></text:p>
      <text:p text:style-name="P1"><text:span text:style-name="T7">*BIDV = El blockID del bloque de varchars donde se encuentra ese campo de ese registro.</text:span></text:p>
      <text:p text:style-name="P1"><text:span text:style-name="T7">*Index = La posición en ese bloque de varchars donde se encuentra ese campo de ese registro.</text:span></text:p>
      <text:p text:style-name="P1"><text:span text:style-name="T3">Funciones: </text:span></text:p>
      <text:list xml:id="list248915470" text:continue-numbering="true" text:style-name="WWNum1">
        <text:list-item>
          <text:p text:style-name="P7"><text:span text:style-name="T8">unsigned char* readCampo(unsigned int index,unsigned int blockIDMD);</text:span></text:p>
        </text:list-item>
      </text:list>
      <text:p text:style-name="P6"><text:span text:style-name="T7">Devuelve un arreglo de “bytes” como fue guardado en disco que corresponden a un determinado campo de un registro cuyo index es el de parámetro para la correspondiente tabl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Clase: Varchar hereda de la clase Block</text:span></text:p>
      <text:p text:style-name="P1"><text:span text:style-name="T7"><text:tab/></text:span><text:span text:style-name="T8">Varchar(unsigned int blockID, unsigned int blockIDMD):</text:span></text:p>
      <text:p text:style-name="P2"><text:span text:style-name="T7">Este constructor nos permite mantener un bloque de varchars en memoria para luego escribirse.</text:span></text:p>
      <text:p text:style-name="P1"><text:span text:style-name="T7"><text:tab/>Varchar(unsigned int blockID):</text:span></text:p>
      <text:p text:style-name="P2"><text:span text:style-name="T7">Este constructor lee del archivo y carga en memoria los atributos correspondientes al bloque con dicho ID. </text:span></text:p>
      <text:p text:style-name="P1"><text:span text:style-name="T7"><text:tab/>InfoV info</text:span></text:p>
      <text:p text:style-name="P1"><text:span text:style-name="T3">Funciones:</text:span></text:p>
      <text:list xml:id="list855711683" text:continue-numbering="true" text:style-name="WWNum1">
        <text:list-item>
          <text:p text:style-name="P7"><text:span text:style-name="T8">unsigned int insertVarchar(unsigned char* varchar);</text:span></text:p>
        </text:list-item>
      </text:list>
      <text:p text:style-name="P2"><text:span text:style-name="T7">Inserta el parámetro varchar en el bloque de varchars y devuelve la posición de ese varchar en el bloque.</text:span></text:p>
      <text:list xml:id="list819684009" text:continue-numbering="true" text:style-name="WWNum1">
        <text:list-item>
          <text:p text:style-name="P7"><text:span text:style-name="T8">unsigned char* selectVarchar(unsigned int index);</text:span></text:p>
        </text:list-item>
      </text:list>
      <text:p text:style-name="P6"><text:soft-page-break/><text:span text:style-name="T10">Retorna el varchar correspondiente al index en ese bloque de varchars.</text:span></text:p>
      <text:list xml:id="list108212933" text:continue-numbering="true" text:style-name="WWNum1">
        <text:list-item>
          <text:p text:style-name="P7"><text:span text:style-name="T8">void updateVarchar(unsigned char* varchar, unsigned int index);</text:span></text:p>
        </text:list-item>
      </text:list>
      <text:p text:style-name="P6"><text:span text:style-name="T10">Actualiza el varchar correspondiente al index en ese bloque de varchars.</text:span></text:p>
      <text:p text:style-name="P1"><text:span text:style-name="T4">Clase: InfoV</text:span></text:p>
      <text:p text:style-name="P1"><text:span text:style-name="T8"><text:s text:c="4"/><text:tab/>unsigned int blockIDMD</text:span></text:p>
      <text:p text:style-name="P1"><text:span text:style-name="T8"><text:s text:c="4"/><text:tab/></text:span><text:span text:style-name="T7">unsigned int cant_varchars</text:span></text:p>
      <text:p text:style-name="P1"><text:span text:style-name="T9">Descripción:</text:span></text:p>
      <text:p text:style-name="P1"><text:span text:style-name="T7">blockIDMD es el blockID del bloque de Metadata al cual está vinculado dicho bloque de varchars.</text:span></text:p>
      <text:p text:style-name="P1"><text:span text:style-name="T7">cant_varchars es la cantidad de varchars que contiene el bloque.</text:span></text:p>
      <text:p text:style-name="P1"><text:span text:style-name="T7">*Para cada uno de los atributos anteriores de la clase InfoV, la clase Varchar contiene los sets y gets de dichos atributos en disco, el atributo info de la clase InfoV es publico por lo que se puede acceder fácilmente en memoria así como los atributos internos de la clase V en el caso de que se instancia un bloque de Varchar con el primer constructor por si se requiere algún cambio en los atributos.</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H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H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Liberation Serif" fo:font-size="12pt" fo:language="en" fo:country="US"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Predeterminado" style:family="paragraph" style:default-outline-level="">
      <style:paragraph-properties fo:orphans="2" fo:widows="2" fo:hyphenation-ladder-count="no-limit" style:writing-mode="lr-tb">
        <style:tab-stops>
          <style:tab-stop style:position="1.249cm"/>
        </style:tab-stops>
      </style:paragraph-properties>
      <style:text-properties fo:color="#00000a" style:font-name="Times New Roman" fo:font-size="12pt" fo:language="es" fo:country="E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Encabezado" style:family="paragraph" style:parent-style-name="Predeterminado" style:default-outline-level="">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Cuerpo_20_de_20_texto" style:display-name="Cuerpo de texto" style:family="paragraph" style:parent-style-name="Predeterminado" style:default-outline-level="">
      <style:paragraph-properties fo:margin-top="0cm" fo:margin-bottom="0.212cm"/>
    </style:style>
    <style:style style:name="Lista" style:family="paragraph" style:parent-style-name="Cuerpo_20_de_20_texto" style:default-outline-level="">
      <style:text-properties style:font-name-complex="Lohit Hindi"/>
    </style:style>
    <style:style style:name="Etiqueta" style:family="paragraph" style:parent-style-name="Predeterminado" style:default-outline-level="">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Índice" style:family="paragraph" style:parent-style-name="Predeterminado" style:default-outline-level="">
      <style:paragraph-properties text:number-lines="false" text:line-number="0"/>
      <style:text-properties style:font-name-complex="Lohit Hindi"/>
    </style:style>
    <style:style style:name="caption" style:family="paragraph" style:parent-style-name="Predeterminado" style:default-outline-level="">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Predeterminado" style:default-outline-level="">
      <style:paragraph-properties fo:margin-left="1.27cm" fo:margin-right="0cm" fo:text-indent="0cm" style:auto-text-indent="false"/>
    </style:style>
    <style:style style:name="Encabezamiento" style:family="paragraph" style:parent-style-name="Predeterminado" style:default-outline-level="">
      <style:paragraph-properties fo:margin-top="0cm" fo:margin-bottom="0cm" style:line-height-at-least="0.176cm" text:number-lines="false" text:line-number="0">
        <style:tab-stops>
          <style:tab-stop style:position="7.795cm" style:type="center"/>
          <style:tab-stop style:position="15.589cm" style:type="right"/>
        </style:tab-stops>
      </style:paragraph-properties>
    </style:style>
    <style:style style:name="Pie_20_de_20_página" style:display-name="Pie de página" style:family="paragraph" style:parent-style-name="Predeterminado" style:default-outline-level="">
      <style:paragraph-properties fo:margin-top="0cm" fo:margin-bottom="0cm" style:line-height-at-least="0.176cm" text:number-lines="false" text:line-number="0">
        <style:tab-stops>
          <style:tab-stop style:position="7.795cm" style:type="center"/>
          <style:tab-stop style:position="15.589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language="es" fo:country="HN"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Symbol1"/>
    </style:style>
    <style:style style:name="ListLabel_20_6" style:display-name="ListLabel 6" style:family="text">
      <style:text-properties style:font-name-asian="Droid Sans Fallback" style:font-name-complex="Lohit Hindi"/>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ourier New1"/>
    </style:style>
    <style:style style:name="ListLabel_20_24" style:display-name="ListLabel 24" style:family="text">
      <style:text-properties style:font-name-complex="Wingdings1"/>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style:font-name-complex="Symbol1"/>
    </style:style>
    <style:style style:name="ListLabel_20_29" style:display-name="ListLabel 29" style:family="text">
      <style:text-properties style:font-name-complex="Courier New1"/>
    </style:style>
    <style:style style:name="ListLabel_20_30" style:display-name="ListLabel 30"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Encabezamiento"/>
      </style:header>
      <style:header-left>
        <text:p text:style-name="Encabezamiento"/>
      </style:header-left>
      <style:footer>
        <text:p text:style-name="Pie_20_de_20_página"/>
      </style:footer>
      <style:footer-left>
        <text:p text:style-name="Pie_20_de_20_página"/>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6T16:55:00</meta:creation-date>
    <meta:initial-creator>Mairen</meta:initial-creator>
    <dc:creator>JOC </dc:creator>
    <dc:date>2011-08-10T08:51:07</dc:date>
    <meta:editing-cycles>58</meta:editing-cycles>
    <meta:editing-duration>PT14M45S</meta:editing-duration>
    <meta:generator>LibreOffice/3.3$Linux LibreOffice_project/330m19$Build-202</meta:generator>
    <meta:document-statistic meta:table-count="2" meta:image-count="0" meta:object-count="0" meta:page-count="11" meta:paragraph-count="208" meta:word-count="2103" meta:character-count="13170"/>
    <meta:template xlink:type="simple" xlink:actuate="onRequest" xlink:title="Normal" xlink:href=""/>
  </office:meta>
</office:document-meta>
</file>